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fo:min-height="0.442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86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55cm"/>
    </style:style>
    <style:style style:name="gr12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draw:stroke-dash="Ultrafine_20_Dashed"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6" style:family="graphic" style:parent-style-name="objectwithoutfill">
      <style:graphic-properties draw:stroke="dash" draw:stroke-dash="Ultrafine_20_Dashed" svg:stroke-color="#000000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949cm"/>
    </style:style>
    <style:style style:name="gr18" style:family="graphic" style:parent-style-name="standard">
      <style:graphic-properties draw:stroke="none" svg:stroke-color="#000000" draw:fill="none" draw:fill-color="#ffffff" fo:min-height="0.395cm"/>
    </style:style>
    <style:style style:name="gr19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20" style:family="graphic" style:parent-style-name="standard">
      <style:graphic-properties draw:stroke="solid" draw:stroke-dash="Dashed_20__28_var_29__20_4" svg:stroke-width="0.029cm" svg:stroke-color="#000000" draw:stroke-linejoin="miter" svg:stroke-linecap="butt" draw:fill="none" draw:textarea-horizontal-align="center" draw:textarea-vertical-align="middle" fo:padding-top="0.014cm" fo:padding-bottom="0.014cm" fo:padding-left="0.014cm" fo:padding-right="0.014cm"/>
    </style:style>
    <style:style style:name="gr21" style:family="graphic" style:parent-style-name="standard">
      <style:graphic-properties draw:stroke="solid" draw:stroke-dash="Dashed_20__28_var_29__20_4" svg:stroke-width="0.024cm" svg:stroke-color="#000000" draw:stroke-linejoin="miter" svg:stroke-linecap="butt" draw:textarea-horizontal-align="center" draw:textarea-vertical-align="middle" fo:padding-top="0.012cm" fo:padding-bottom="0.012cm" fo:padding-left="0.012cm" fo:padding-right="0.01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0pt" style:font-size-asian="6pt" style:font-size-complex="6pt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P11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10pt" style:font-size-asian="6pt" style:font-size-complex="6pt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5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5cm" svg:y1="0.8cm" svg:x2="0.8cm" svg:y2="1.9cm" draw:start-shape="id1" draw:start-glue-point="6" draw:end-shape="id2" draw:end-glue-point="4" svg:d="M1500 800c-467 0-700 366-700 1100" svg:viewBox="0 0 701 1101">
          <text:p/>
        </draw:connector>
        <draw:custom-shape draw:style-name="gr3" draw:text-style-name="P1" xml:id="id3" draw:id="id3" draw:layer="layout" svg:width="1.2cm" svg:height="1.2cm" svg:x="2.7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.7cm" svg:y1="0.8cm" svg:x2="3.3cm" svg:y2="1.9cm" draw:start-shape="id1" draw:start-glue-point="10" draw:end-shape="id3" draw:end-glue-point="4" svg:d="M2700 800c400 0 600 366 600 1100" svg:viewBox="0 0 601 1101">
          <text:p/>
        </draw:connector>
        <draw:frame draw:style-name="gr4" draw:text-style-name="P3" draw:layer="layout" svg:width="0.4cm" svg:height="0.862cm" svg:x="2.4cm" svg:y="-0.162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2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0.583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1.1cm" svg:y="1.508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3.6cm" svg:y="3.8cm">
          <draw:text-box>
            <text:p text:style-name="P1"><text:span text:style-name="T1">3</text:span></text:p>
          </draw:text-box>
        </draw:frame>
        <draw:custom-shape draw:style-name="gr1" draw:text-style-name="P1" xml:id="id4" draw:id="id4" draw:layer="layout" svg:width="1.2cm" svg:height="1.2cm" svg:x="2.7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3.7cm" svg:y="1.608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svg:x1="3.3cm" svg:y1="3.1cm" svg:x2="3.3cm" svg:y2="4.1cm" draw:start-shape="id3" draw:start-glue-point="8" draw:end-shape="id4" draw:end-glue-point="4" svg:d="M3300 3100v1000" svg:viewBox="0 0 1 1001">
          <text:p/>
        </draw:connector>
        <draw:custom-shape draw:style-name="gr5" draw:text-style-name="P4" draw:layer="layout" svg:width="0.4cm" svg:height="0.4cm" svg:x="3.1cm" svg:y="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0.584cm" svg:y="2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.9cm" svg:y="0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cm" svg:y="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cm" svg:height="1cm" svg:x="1.7cm" svg:y="5.3cm">
          <draw:text-box>
            <text:p><text:span text:style-name="T2">T</text:span></text:p>
          </draw:text-box>
        </draw:frame>
        <draw:frame draw:style-name="gr9" draw:text-style-name="P6" draw:layer="layout" svg:width="1.086cm" svg:height="0.645cm" svg:x="1.934cm" svg:y="5.638cm">
          <draw:text-box>
            <text:p><text:span text:style-name="T3">orig</text:span></text:p>
          </draw:text-box>
        </draw:frame>
        <draw:line draw:style-name="gr10" draw:text-style-name="P2" draw:layer="layout" svg:x1="4.6cm" svg:y1="2.625cm" svg:x2="5.7cm" svg:y2="2.625cm">
          <text:p/>
        </draw:line>
        <draw:frame draw:style-name="gr11" draw:text-style-name="P7" draw:layer="layout" svg:width="1.5cm" svg:height="0.8cm" svg:x="4.5cm" svg:y="2.625cm">
          <draw:text-box>
            <text:p><text:span text:style-name="T4">copy</text:span></text:p>
          </draw:text-box>
        </draw:frame>
        <draw:custom-shape draw:style-name="gr12" draw:text-style-name="P1" xml:id="id5" draw:id="id5" draw:layer="layout" svg:width="1.2cm" svg:height="1.2cm" svg:x="7.388cm" svg:y="0.213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curve" svg:x1="7.388cm" svg:y1="0.813cm" svg:x2="6.688cm" svg:y2="1.913cm" draw:start-shape="id5" draw:start-glue-point="6" draw:end-shape="id6" draw:end-glue-point="4" svg:d="M7388 813c-467 0-700 366-700 1100" svg:viewBox="0 0 701 1101">
          <text:p/>
        </draw:connector>
        <draw:custom-shape draw:style-name="gr14" draw:text-style-name="P1" xml:id="id7" draw:id="id7" draw:layer="layout" svg:width="1.2cm" svg:height="1.2cm" svg:x="8.588cm" svg:y="1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8.588cm" svg:y1="0.813cm" svg:x2="9.188cm" svg:y2="1.913cm" draw:start-shape="id5" draw:start-glue-point="10" draw:end-shape="id7" draw:end-glue-point="4" svg:d="M8588 813c400 0 600 366 600 1100" svg:viewBox="0 0 601 1101">
          <text:p/>
        </draw:connector>
        <draw:frame draw:style-name="gr4" draw:text-style-name="P3" draw:layer="layout" svg:width="0.4cm" svg:height="0.862cm" svg:x="8.288cm" svg:y="-0.149cm">
          <draw:text-box>
            <text:p text:style-name="P1"><text:span text:style-name="T1">1</text:span></text:p>
          </draw:text-box>
        </draw:frame>
        <draw:custom-shape draw:style-name="gr12" draw:text-style-name="P1" xml:id="id6" draw:id="id6" draw:layer="layout" svg:width="1.2cm" svg:height="1.2cm" svg:x="6.088cm" svg:y="1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6.471cm" svg:y="2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6.988cm" svg:y="1.521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9.488cm" svg:y="3.813cm">
          <draw:text-box>
            <text:p text:style-name="P1"><text:span text:style-name="T1">3</text:span></text:p>
          </draw:text-box>
        </draw:frame>
        <draw:custom-shape draw:style-name="gr12" draw:text-style-name="P1" xml:id="id8" draw:id="id8" draw:layer="layout" svg:width="1.2cm" svg:height="1.2cm" svg:x="8.588cm" svg:y="4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9.588cm" svg:y="1.621cm">
          <draw:text-box>
            <text:p text:style-name="P1"><text:span text:style-name="T1">4</text:span></text:p>
          </draw:text-box>
        </draw:frame>
        <draw:connector draw:style-name="gr16" draw:text-style-name="P2" draw:layer="layout" draw:type="curve" svg:x1="9.188cm" svg:y1="3.113cm" svg:x2="9.188cm" svg:y2="4.113cm" draw:start-shape="id7" draw:start-glue-point="8" draw:end-shape="id8" draw:end-glue-point="4" svg:d="M9188 3113v1000" svg:viewBox="0 0 1 1001">
          <text:p/>
        </draw:connector>
        <draw:custom-shape draw:style-name="gr15" draw:text-style-name="P4" draw:layer="layout" svg:width="0.4cm" svg:height="0.4cm" svg:x="8.988cm" svg:y="4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6.472cm" svg:y="2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7.788cm" svg:y="0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8.888cm" svg:y="2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8" draw:layer="layout" svg:width="5.3cm" svg:height="1.199cm" svg:x="5.8cm" svg:y="5.288cm">
          <draw:text-box>
            <text:p text:style-name="P1"><text:span text:style-name="T4">Sever </text:span><text:span text:style-name="T5">u</text:span><text:span text:style-name="T4"> <text:s/>= 3 from its original parent, 4</text:span></text:p>
          </draw:text-box>
        </draw:frame>
        <draw:line draw:style-name="gr10" draw:text-style-name="P2" draw:layer="layout" svg:x1="10.199cm" svg:y1="2.625cm" svg:x2="11.299cm" svg:y2="2.625cm">
          <text:p/>
        </draw:line>
        <draw:custom-shape draw:style-name="gr12" draw:text-style-name="P1" xml:id="id9" draw:id="id9" draw:layer="layout" svg:width="1.2cm" svg:height="1.2cm" svg:x="12.976cm" svg:y="0.226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10" draw:id="id10" draw:layer="layout" svg:width="1.2cm" svg:height="1.2cm" svg:x="14.176cm" svg:y="1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4.176cm" svg:y1="0.826cm" svg:x2="14.776cm" svg:y2="1.926cm" draw:start-shape="id9" draw:start-glue-point="10" draw:end-shape="id10" draw:end-glue-point="4" svg:d="M14176 826c400 0 600 366 600 1100" svg:viewBox="0 0 601 1101">
          <text:p/>
        </draw:connector>
        <draw:frame draw:style-name="gr4" draw:text-style-name="P3" draw:layer="layout" svg:width="0.4cm" svg:height="0.862cm" svg:x="13.876cm" svg:y="-0.136cm">
          <draw:text-box>
            <text:p text:style-name="P1"><text:span text:style-name="T1">1</text:span></text:p>
          </draw:text-box>
        </draw:frame>
        <draw:custom-shape draw:style-name="gr12" draw:text-style-name="P1" xml:id="id12" draw:id="id12" draw:layer="layout" svg:width="1.2cm" svg:height="1.2cm" svg:x="11.676cm" svg:y="1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2.059cm" svg:y="2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12.576cm" svg:y="1.534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15.076cm" svg:y="3.826cm">
          <draw:text-box>
            <text:p text:style-name="P1"><text:span text:style-name="T1">3</text:span></text:p>
          </draw:text-box>
        </draw:frame>
        <draw:custom-shape draw:style-name="gr12" draw:text-style-name="P1" xml:id="id11" draw:id="id11" draw:layer="layout" svg:width="1.2cm" svg:height="1.2cm" svg:x="14.176cm" svg:y="4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5.176cm" svg:y="1.634cm">
          <draw:text-box>
            <text:p text:style-name="P1"><text:span text:style-name="T1">4</text:span></text:p>
          </draw:text-box>
        </draw:frame>
        <draw:custom-shape draw:style-name="gr15" draw:text-style-name="P4" draw:layer="layout" svg:width="0.4cm" svg:height="0.4cm" svg:x="14.576cm" svg:y="4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2.06cm" svg:y="2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3.376cm" svg:y="0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4.476cm" svg:y="2.3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14.351cm" svg:y1="4.301cm" svg:x2="12.276cm" svg:y2="3.126cm" draw:start-shape="id11" draw:start-glue-point="5" draw:end-shape="id12" draw:end-glue-point="8" svg:d="M14351 4301c0-636-2075-49-2075-1175" svg:viewBox="0 0 2076 1176">
          <text:p/>
        </draw:connector>
        <draw:frame draw:style-name="gr17" draw:text-style-name="P8" draw:layer="layout" svg:width="5.3cm" svg:height="1.199cm" svg:x="11.5cm" svg:y="5.302cm">
          <draw:text-box>
            <text:p text:style-name="P1"><text:span text:style-name="T4">Reparent </text:span><text:span text:style-name="T5">u</text:span><text:span text:style-name="T4"> <text:s/>= 3 to its new parent, </text:span><text:span text:style-name="T5">v</text:span><text:span text:style-name="T4"> <text:s/>= 2</text:span></text:p>
          </draw:text-box>
        </draw:frame>
        <draw:frame draw:style-name="gr8" draw:text-style-name="P5" draw:layer="layout" svg:width="1.9cm" svg:height="1cm" svg:x="15.3cm" svg:y="3.1cm">
          <draw:text-box>
            <text:p><text:span text:style-name="T2">T</text:span><text:span text:style-name="T6">(</text:span><text:span text:style-name="T2">q </text:span><text:span text:style-name="T6">)</text:span></text:p>
          </draw:text-box>
        </draw:frame>
        <draw:frame draw:style-name="gr18" draw:text-style-name="P9" draw:layer="layout" svg:width="0.3cm" svg:height="0.645cm" svg:x="16.4cm" svg:y="3.6cm">
          <draw:text-box>
            <text:p><text:span text:style-name="T7">3</text:span></text:p>
          </draw:text-box>
        </draw:frame>
        <draw:connector draw:style-name="gr13" draw:text-style-name="P2" draw:layer="layout" draw:type="curve" svg:x1="12.988cm" svg:y1="0.813cm" svg:x2="12.288cm" svg:y2="1.913cm" svg:d="M12988 813c-467 0-700 366-700 1100" svg:viewBox="0 0 701 1101">
          <text:p/>
        </draw:connector>
        <draw:frame draw:style-name="gr18" draw:text-style-name="P10" draw:layer="layout" svg:width="0.3cm" svg:height="0.645cm" svg:x="7.943cm" svg:y="5.503cm">
          <draw:text-box>
            <text:p><text:span text:style-name="T8">3</text:span></text:p>
          </draw:text-box>
        </draw:frame>
        <draw:frame draw:style-name="gr18" draw:text-style-name="P10" draw:layer="layout" svg:width="0.3cm" svg:height="0.645cm" svg:x="14.191cm" svg:y="5.504cm">
          <draw:text-box>
            <text:p><text:span text:style-name="T8">3</text:span></text:p>
          </draw:text-box>
        </draw:frame>
        <draw:frame draw:style-name="gr18" draw:text-style-name="P10" draw:layer="layout" svg:width="0.3cm" svg:height="0.645cm" svg:x="14.919cm" svg:y="5.985cm">
          <draw:text-box>
            <text:p><text:span text:style-name="T8">3</text:span></text:p>
          </draw:text-box>
        </draw:frame>
        <draw:g>
          <draw:path draw:style-name="gr19" draw:text-style-name="P11" draw:layer="layout" svg:width="0.499cm" svg:height="0.45cm" svg:x="8.609cm" svg:y="3.4cm" svg:viewBox="0 0 500 451" svg:d="M500 78c-24-34-70-42-103-19-56 41-113 80-170 121-20-16-40-30-60-44 23-40 12-93-26-119-42-30-97-20-124 22-29 41-19 97 20 126 28 19 63 20 91 7 26 18 51 36 76 53-25 18-50 36-76 54-28-14-63-13-91 7-39 28-49 85-20 125 27 42 82 52 124 23 38-27 49-79 26-120 20-14 40-28 60-44 57 41 114 81 170 122 33 23 79 14 103-20-70-49-139-98-209-147 70-49 139-98 209-147zM89 137c-26 0-46-20-46-46 0-25 20-47 46-47 25 0 47 22 47 47 0 26-22 46-47 46zM89 407c-26 0-46-21-46-47s20-47 46-47c25 0 47 21 47 47s-22 47-47 47z">
            <text:p/>
          </draw:path>
          <draw:path draw:style-name="gr19" draw:text-style-name="P11" draw:layer="layout" svg:width="0.042cm" svg:height="0.03cm" svg:x="8.967cm" svg:y="3.612cm" svg:viewBox="0 0 43 31" svg:d="M21 31c-7 0-14 0-21 0 0-10 0-20 0-31 14 0 28 0 43 0 0 11 0 21 0 31-8 0-15 0-22 0z">
            <text:p/>
          </draw:path>
          <draw:path draw:style-name="gr19" draw:text-style-name="P11" draw:layer="layout" svg:width="0.042cm" svg:height="0.03cm" svg:x="9.041cm" svg:y="3.612cm" svg:viewBox="0 0 43 31" svg:d="M21 31c-7 0-14 0-21 0 0-10 0-20 0-31 14 0 28 0 43 0 0 11 0 21 0 31-8 0-15 0-22 0z">
            <text:p/>
          </draw:path>
        </draw:g>
        <draw:g>
          <draw:path draw:style-name="gr20" draw:text-style-name="P2" draw:layer="layout" svg:width="0.479cm" svg:height="0.479cm" svg:x="14.268cm" svg:y="3.576cm" svg:viewBox="0 0 480 480" svg:d="M21 357c119-119 238-238 357-357 34 34 68 68 102 103-118 119-237 237-356 356-42 7-83 14-124 21 7-41 14-82 21-123z">
            <text:p/>
          </draw:path>
          <draw:path draw:style-name="gr21" draw:text-style-name="P1" draw:layer="layout" svg:width="0.148cm" svg:height="0cm" draw:transform="skewX (-0.744382925975582) rotate (-0.785398163397448) translate (14.2897281424494cm 3.92732443472724cm)" svg:viewBox="0 0 149 1" svg:d="M0 1c50-1 100-1 149-1">
            <text:p/>
          </draw:path>
          <draw:path draw:style-name="gr21" draw:text-style-name="P1" draw:layer="layout" svg:width="0.493cm" svg:height="0cm" draw:transform="skewX (0.748397183255168) rotate (-2.35479822679075) translate (14.6904311914988cm 3.63343802357695cm)" svg:viewBox="0 0 494 1" svg:d="M0 0c165 0 329 1 494 1">
            <text:p/>
          </draw:path>
          <draw:path draw:style-name="gr21" draw:text-style-name="P1" draw:layer="layout" svg:width="0.052cm" svg:height="0.001cm" draw:transform="skewX (-0.724311639577647) rotate (-0.744382925975583) translate (14.2737363875492cm 4.01302586642351cm)" svg:viewBox="0 0 53 2" svg:d="M0 0c18 1 35 1 53 2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8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20-08-15T09:45:28.951519818</dc:date>
    <meta:editing-duration>PT15H2M10S</meta:editing-duration>
    <meta:editing-cycles>44</meta:editing-cycles>
    <meta:generator>LibreOffice/6.0.7.3$Linux_X86_64 LibreOffice_project/00m0$Build-3</meta:generator>
    <meta:document-statistic meta:object-count="69"/>
  </office:meta>
</office:document-meta>
</file>